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8C0000016D0B0182A8D7D688B5.png" manifest:media-type="image/png"/>
  <manifest:file-entry manifest:full-path="Pictures/100000000000018B00000147787E0CD9F49F3DBE.png" manifest:media-type="image/png"/>
  <manifest:file-entry manifest:full-path="Pictures/10000000000001890000016E7EC90F1D9A4715B6.png" manifest:media-type="image/png"/>
  <manifest:file-entry manifest:full-path="Pictures/10000000000001B70000019FEBFD75BBA1D814F0.png" manifest:media-type="image/png"/>
  <manifest:file-entry manifest:full-path="Pictures/10000000000001560000014C4862DB7721503A8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47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679cm" svg:y="2.037cm" svg:width="4.632cm" svg:height="4.27cm" draw:z-index="0"><draw:image xlink:href="Pictures/100000000000018C0000016D0B0182A8D7D688B5.png" xlink:type="simple" xlink:show="embed" xlink:actuate="onLoad"/></draw:frame><draw:frame draw:style-name="fr1" draw:name="Image2" text:anchor-type="paragraph" svg:x="6.001cm" svg:y="1.947cm" svg:width="4.734cm" svg:height="4.408cm" draw:z-index="2"><draw:image xlink:href="Pictures/10000000000001890000016E7EC90F1D9A4715B6.png" xlink:type="simple" xlink:show="embed" xlink:actuate="onLoad"/></draw:frame><draw:frame draw:style-name="fr1" draw:name="Image3" text:anchor-type="paragraph" svg:x="16.164cm" svg:y="1.905cm" svg:width="4.644cm" svg:height="4.39cm" draw:z-index="4"><draw:image xlink:href="Pictures/10000000000001B70000019FEBFD75BBA1D814F0.png" xlink:type="simple" xlink:show="embed" xlink:actuate="onLoad"/></draw:frame><draw:frame draw:style-name="fr1" draw:name="Image5" text:anchor-type="paragraph" svg:x="11.197cm" svg:y="1.79cm" svg:width="4.704cm" svg:height="4.565cm" draw:z-index="7"><draw:image xlink:href="Pictures/10000000000001560000014C4862DB7721503A8D.png" xlink:type="simple" xlink:show="embed" xlink:actuate="onLoad"/></draw:frame><draw:frame draw:style-name="fr1" draw:name="Image4" text:anchor-type="paragraph" svg:x="21.059cm" svg:y="1.667cm" svg:width="5.609cm" svg:height="4.644cm" draw:z-index="9"><draw:image xlink:href="Pictures/100000000000018B00000147787E0CD9F49F3DBE.png" xlink:type="simple" xlink:show="embed" xlink:actuate="onLoad"/></draw:frame><draw:frame text:anchor-type="paragraph" draw:z-index="1" draw:name="Shape1" draw:style-name="gr1" draw:text-style-name="P1" svg:width="2.647cm" svg:height="0.862cm" svg:x="1.711cm" svg:y="1.177cm"><draw:text-box><text:p><text:span text:style-name="T1">Credit History</text:span></text:p></draw:text-box></draw:frame><draw:frame text:anchor-type="paragraph" draw:z-index="3" draw:name="Shape1" draw:style-name="gr1" draw:text-style-name="P1" svg:width="1.779cm" svg:height="0.862cm" svg:x="7.209cm" svg:y="1.177cm"><draw:text-box><text:p><text:span text:style-name="T1">Housing</text:span></text:p></draw:text-box></draw:frame><draw:frame text:anchor-type="paragraph" draw:z-index="5" draw:name="Shape1" draw:style-name="gr1" draw:text-style-name="P1" svg:width="1.779cm" svg:height="0.862cm" svg:x="17.634cm" svg:y="1.097cm"><draw:text-box><text:p><text:span text:style-name="T1">Job</text:span></text:p></draw:text-box></draw:frame><draw:frame text:anchor-type="paragraph" draw:z-index="6" draw:name="Shape1" draw:style-name="gr2" draw:text-style-name="P1" svg:width="3.34cm" svg:height="0.976cm" svg:x="22.925cm" svg:y="0.982cm"><draw:text-box><text:p><text:span text:style-name="T1">Savings</text:span></text:p></draw:text-box></draw:frame><draw:frame text:anchor-type="paragraph" draw:z-index="8" draw:name="Shape1" draw:style-name="gr3" draw:text-style-name="P2" svg:width="1.858cm" svg:height="0.489cm" svg:x="12.712cm" svg:y="1.097cm"><draw:text-box><text:p><text:span text:style-name="T2">Purpose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21:48:18.623116463</meta:creation-date>
    <dc:date>2018-06-21T22:05:10.482175896</dc:date>
    <meta:editing-duration>PT6M30S</meta:editing-duration>
    <meta:editing-cycles>2</meta:editing-cycles>
    <meta:generator>LibreOffice/5.1.6.2$Linux_X86_64 LibreOffice_project/10m0$Build-2</meta:generator>
    <meta:document-statistic meta:table-count="0" meta:image-count="5" meta:object-count="0" meta:page-count="1" meta:paragraph-count="0" meta:word-count="0" meta:character-count="0" meta:non-whitespace-character-count="0"/>
  </office:meta>
</office:document-meta>
</file>